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6cm" draw:marker-start-width="1.1cm" draw:marker-end-width="1.1cm" draw:textarea-horizontal-align="center" draw:textarea-vertical-align="middle" fo:padding-top="0.425cm" fo:padding-bottom="0.425cm" fo:padding-left="0.55cm" fo:padding-right="0.5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8cm" fo:min-width="0.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8cm" fo:min-width="1.19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8cm" fo:min-width="1.218cm"/>
    </style:style>
    <style:style style:name="gr7" style:family="graphic" style:parent-style-name="standard">
      <style:graphic-properties svg:stroke-width="0.7cm" draw:marker-start-width="1.25cm" draw:marker-end-width="1.25cm" draw:textarea-horizontal-align="center" draw:textarea-vertical-align="middle" fo:padding-top="0.475cm" fo:padding-bottom="0.475cm" fo:padding-left="0.6cm" fo:padding-right="0.6cm"/>
    </style:style>
    <style:style style:name="gr8" style:family="graphic" style:parent-style-name="standard">
      <style:graphic-properties svg:stroke-width="0.3cm" draw:marker-start-width="0.65cm" draw:marker-end-width="0.65cm" draw:textarea-horizontal-align="center" draw:textarea-vertical-align="middle" fo:padding-top="0.275cm" fo:padding-bottom="0.275cm" fo:padding-left="0.4cm" fo:padding-right="0.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4cm" fo:min-width="0.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cm" svg:height="6cm" svg:x="1.5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3.24cm" svg:y1="9.5cm" svg:x2="7.177cm" svg:y2="6.214cm" svg:d="m3240 9500 3937-3286">
          <text:p/>
        </draw:connector>
        <draw:connector draw:style-name="gr2" draw:text-style-name="P1" draw:layer="layout" draw:type="line" svg:x1="7.177cm" svg:y1="6.214cm" svg:x2="8.291cm" svg:y2="9.5cm" svg:d="m7177 6214 1114 3286">
          <text:p/>
        </draw:connector>
        <draw:connector draw:style-name="gr3" draw:text-style-name="P1" draw:layer="layout" draw:type="line" svg:x1="7.177cm" svg:y1="6.214cm" svg:x2="12.883cm" svg:y2="9.5cm" svg:d="m7177 6214 5706 3286">
          <text:p/>
        </draw:connector>
        <draw:frame draw:style-name="gr4" draw:layer="layout" svg:width="2cm" svg:height="1.108cm" svg:x="2.5cm" svg:y="10.5cm">
          <draw:text-box>
            <text:p>SSH</text:p>
          </draw:text-box>
        </draw:frame>
        <draw:frame draw:style-name="gr5" draw:layer="layout" svg:width="2.627cm" svg:height="1.108cm" svg:x="7.373cm" svg:y="10.5cm">
          <draw:text-box>
            <text:p>MAIL</text:p>
          </draw:text-box>
        </draw:frame>
        <draw:frame draw:style-name="gr6" draw:layer="layout" svg:width="2.259cm" svg:height="1.108cm" svg:x="12.241cm" svg:y="10.5cm">
          <draw:text-box>
            <text:p>REST</text:p>
          </draw:text-box>
        </draw:frame>
        <draw:connector draw:style-name="gr7" draw:text-style-name="P1" draw:layer="layout" draw:type="line" svg:x1="7.177cm" svg:y1="5.5cm" svg:x2="11.128cm" svg:y2="2.5cm" svg:d="m7177 5500 3951-3000">
          <text:p/>
        </draw:connector>
        <draw:connector draw:style-name="gr8" draw:text-style-name="P1" draw:layer="layout" draw:type="line" svg:x1="11.128cm" svg:y1="2.5cm" svg:x2="14.628cm" svg:y2="5.5cm" svg:d="m11128 2500 3500 3000">
          <text:p/>
        </draw:connector>
        <draw:frame draw:style-name="gr9" draw:text-style-name="P1" draw:layer="layout" svg:width="3cm" svg:height="1.214cm" svg:x="3.5cm" svg:y="5cm">
          <draw:text-box>
            <text:p text:style-name="P1">Firma 1</text:p>
          </draw:text-box>
        </draw:frame>
        <draw:frame draw:style-name="gr9" draw:text-style-name="P1" draw:layer="layout" svg:width="3.5cm" svg:height="1.214cm" svg:x="15.5cm" svg:y="4.786cm">
          <draw:text-box>
            <text:p text:style-name="P1">Firma 2</text:p>
          </draw:text-box>
        </draw:frame>
        <draw:frame draw:style-name="gr10" draw:layer="layout" svg:width="1.768cm" svg:height="0.963cm" svg:x="7cm" svg:y="3.037cm">
          <draw:text-box>
            <text:p>70%</text:p>
          </draw:text-box>
        </draw:frame>
        <draw:frame draw:style-name="gr10" draw:layer="layout" svg:width="1.768cm" svg:height="0.963cm" svg:x="13.232cm" svg:y="3cm">
          <draw:text-box>
            <text:p>30%</text:p>
          </draw:text-box>
        </draw:frame>
        <draw:frame draw:style-name="gr11" draw:layer="layout" svg:width="1.768cm" svg:height="1cm" svg:x="2.732cm" svg:y="7.5cm">
          <draw:text-box>
            <text:p>20%</text:p>
          </draw:text-box>
        </draw:frame>
        <draw:frame draw:style-name="gr11" draw:layer="layout" svg:width="1.768cm" svg:height="1cm" svg:x="6cm" svg:y="7.5cm">
          <draw:text-box>
            <text:p>20%</text:p>
          </draw:text-box>
        </draw:frame>
        <draw:frame draw:style-name="gr10" draw:layer="layout" svg:width="1.768cm" svg:height="0.963cm" svg:x="11cm" svg:y="7.5cm">
          <draw:text-box>
            <text:p>60%</text:p>
          </draw:text-box>
        </draw:frame>
        <draw:custom-shape draw:style-name="gr12" draw:text-style-name="P1" draw:layer="layout" svg:width="1.127cm" svg:height="1.447cm" svg:x="6.5cm" svg:y="5.5cm">
          <text:p/>
          <draw:enhanced-geometry svg:viewBox="0 0 21600 21600" draw:text-areas="0 0 21600 ?f0" draw:type="down-arrow-callout" draw:modifiers="16461.7691154423 7180.81279147235 16461.7691154423 9684.74350433045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12" draw:text-style-name="P1" draw:layer="layout" svg:width="1.127cm" svg:height="1.447cm" svg:x="14cm" svg:y="5.053cm">
          <text:p/>
          <draw:enhanced-geometry svg:viewBox="0 0 21600 21600" draw:text-areas="0 0 21600 ?f0" draw:type="down-arrow-callout" draw:modifiers="16461.7691154423 7180.81279147235 16461.7691154423 9684.74350433045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12" draw:text-style-name="P1" draw:layer="layout" svg:width="1.127cm" svg:height="1.447cm" svg:x="2.5cm" svg:y="9.053cm">
          <text:p/>
          <draw:enhanced-geometry svg:viewBox="0 0 21600 21600" draw:text-areas="0 0 21600 ?f0" draw:type="down-arrow-callout" draw:modifiers="16461.7691154423 7180.81279147235 16461.7691154423 9684.74350433045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12" draw:text-style-name="P1" draw:layer="layout" svg:width="1.127cm" svg:height="1.447cm" svg:x="7.873cm" svg:y="9.053cm">
          <text:p/>
          <draw:enhanced-geometry svg:viewBox="0 0 21600 21600" draw:text-areas="0 0 21600 ?f0" draw:type="down-arrow-callout" draw:modifiers="16461.7691154423 7180.81279147235 16461.7691154423 9684.74350433045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12" draw:text-style-name="P1" draw:layer="layout" svg:width="1.127cm" svg:height="1.447cm" svg:x="12.373cm" svg:y="9.053cm">
          <text:p/>
          <draw:enhanced-geometry svg:viewBox="0 0 21600 21600" draw:text-areas="0 0 21600 ?f0" draw:type="down-arrow-callout" draw:modifiers="16461.7691154423 7180.81279147235 16461.7691154423 9684.74350433045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12" draw:text-style-name="P1" draw:layer="layout" svg:width="1.127cm" svg:height="1.447cm" svg:x="10.5cm" svg:y="2cm">
          <text:p/>
          <draw:enhanced-geometry svg:viewBox="0 0 21600 21600" draw:text-areas="0 0 21600 ?f0" draw:type="down-arrow-callout" draw:modifiers="16461.7691154423 7180.81279147235 16461.7691154423 9684.74350433045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7T09:54:40.60</meta:creation-date>
    <dc:date>2010-01-17T15:04:26.49</dc:date>
    <meta:editing-duration>PT05H09M44S</meta:editing-duration>
    <meta:editing-cycles>4</meta:editing-cycles>
    <meta:generator>OpenOffice.org/3.1$Win32 OpenOffice.org_project/310m19$Build-9420</meta:generator>
    <meta:document-statistic meta:object-count="22"/>
  </office:meta>
</office:document-meta>
</file>